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7.011cm"/>
    </style:style>
    <style:style style:name="Tabelle1.B" style:family="table-column">
      <style:table-column-properties style:column-width="2.725cm"/>
    </style:style>
    <style:style style:name="Tabelle1.C" style:family="table-column">
      <style:table-column-properties style:column-width="7.276cm"/>
    </style:style>
    <style:style style:name="Tabelle1.A1" style:family="table-cell">
      <style:table-cell-properties fo:padding="0.097cm" fo:border="none"/>
    </style:style>
    <style:style style:name="Tabelle1.B2" style:family="table-cell">
      <style:table-cell-properties style:vertical-align="middle"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="none"/>
    </style:style>
    <style:style style:name="Tabelle2.A3" style:family="table-cell">
      <style:table-cell-properties style:vertical-align="middle" fo:padding="0.097cm" fo:border="none"/>
    </style:style>
    <style:style style:name="Tabelle2.C3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position="0% 100%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position="0% 100%" fo:font-size="12pt" style:text-underline-style="none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6">
      <style:paragraph-properties fo:text-align="start" style:justify-single-word="false"/>
      <style:text-properties style:text-position="0% 100%" fo:font-size="12pt" style:text-underline-style="none" fo:font-weight="bold" style:font-size-asian="10.5pt" style:font-weight-asian="bold" style:font-size-complex="12pt" style:font-weight-complex="bold"/>
    </style:style>
    <style:style style:name="P22" style:family="paragraph" style:parent-style-name="Standard" style:list-style-name="L7">
      <style:paragraph-properties fo:text-align="start" style:justify-single-word="false"/>
      <style:text-properties style:text-position="0% 100%" fo:font-size="12pt" style:text-underline-style="none" fo:font-weight="bold" style:font-size-asian="10.5pt" style:font-weight-asian="bold" style:font-size-complex="12pt" style:font-weight-complex="bold"/>
    </style:style>
    <style:style style:name="P2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rdware</text:p>
      <text:p text:style-name="Standard"/>
      <text:p text:style-name="Standard"/>
      <text:p text:style-name="P1">Prozessorkenngrößen</text:p>
      <text:list xml:id="list271189871" text:style-name="L1">
        <text:list-item>
          <text:p text:style-name="P13">Taktfrequenz</text:p>
          <text:p text:style-name="P14">Maß für die Geschwindigkeit, mit der ein Prozessor arbeiten kann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MHz,GHz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Datenbusbreite</text:p>
          <text:p text:style-name="P14">gibt an, wie viele Bit(Byte) in einem Takt bearbeitet werden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32 Bit, 64 Bit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MIPS</text:p>
          <text:p text:style-name="P14">Angabe, wie viele Anweisungen ein Prozessor durchschnittlich innerhalb einer Sekunde </text:p>
          <text:p text:style-name="P14">verarbeitet (durchschnittlich)</text:p>
        </text:list-item>
        <text:list-item>
          <text:p text:style-name="P15">Architektur</text:p>
          <text:p text:style-name="P14">technisches Prinzip, nach dem Daten und Programme verarbeitet werden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CISC, RISC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CISC: Ein kompletter Befehlssatz wird über mehrere Takte verarbeitet</text:p>
      <text:p text:style-name="P4"><text:tab/>RISC: Reduzierter Befehlssatz wird nur in einem Takt verarbeitet </text:p>
      <text:p text:style-name="P4"/>
      <text:p text:style-name="P4"/>
      <text:p text:style-name="P3">Interner Speicher:</text:p>
      <text:p text:style-name="P5"/>
      <text:p text:style-name="P5"><text:tab/><text:tab/><text:tab/><text:tab/><text:tab/>Interner Speicher</text:p>
      <text:p text:style-name="P5"/>
      <text:p text:style-name="P5">Flüchtige Speicher<text:tab/><text:tab/><text:tab/>Zwischenspeicher<text:tab/><text:tab/><text:tab/>Festwertspeicher</text:p>
      <text:p text:style-name="P5"><text:tab/>RAM<text:tab/><text:tab/><text:tab/><text:tab/> <text:s text:c="6"/>Register<text:tab/><text:tab/><text:tab/><text:tab/><text:tab/>ROM</text:p>
      <text:p text:style-name="P5"><text:tab/><text:tab/><text:tab/><text:tab/><text:tab/> <text:s text:c="6"/>Cache</text:p>
      <text:p text:style-name="P5"/>
      <text:p text:style-name="P5"/>
      <text:p text:style-name="P5"/>
      <text:p text:style-name="P5"/>
      <text:p text:style-name="P5"/>
      <text:p text:style-name="P2">Kenngrößen von internen Speicher:</text:p>
      <text:list xml:id="list2111731006" text:style-name="L2">
        <text:list-item>
          <text:p text:style-name="P16">Speicherkapazität<text:tab/><text:tab/><text:tab/>→ MG, GB</text:p>
        </text:list-item>
        <text:list-item>
          <text:p text:style-name="P16">Taktfrequenz<text:tab/><text:tab/><text:tab/><text:tab/>→ MHz</text:p>
        </text:list-item>
        <text:list-item>
          <text:p text:style-name="P16">Latenzzeit (Zugriffszeit)<text:tab/><text:tab/>→ ns</text:p>
        </text:list-item>
      </text:list>
      <text:p text:style-name="P5"><text:tab/>→ Ist die Zeit, die benötigt wird vom CPU auf Speicherzelle.</text:p>
      <text:list xml:id="list1486417149" text:continue-numbering="true" text:style-name="L2">
        <text:list-item>
          <text:p text:style-name="P16">Übertragungsrate, Datenflussrate<text:tab/>→ b/s, B/s</text:p>
          <text:p text:style-name="P16">→ Die Übertragungsrate bzw. Datenflussrate gibt an wie viele Bits bzw. Bytes verarbeitet <text:s/></text:p>
          <text:p text:style-name="P16"><text:s text:c="5"/>werden können</text:p>
        </text:list-item>
      </text:list>
      <text:p text:style-name="P5"/>
      <text:p text:style-name="P7">RAM – Baustein:</text:p>
      <text:p text:style-name="P6">Prinzip: Dient zum Speichern von Daten während des Betriebes</text:p>
      <text:p text:style-name="P6"><text:tab/> <text:s/>→ sind nur aktiv solange Strom fließt</text:p>
      <text:p text:style-name="P6"><text:tab/> <text:s text:c="3"/>→ flüchtige Speicher </text:p>
      <text:p text:style-name="P6"><draw:line text:anchor-type="paragraph" draw:z-index="0" draw:style-name="gr1" draw:text-style-name="P23" svg:x1="3.724cm" svg:y1="0.196cm" svg:x2="3.724cm" svg:y2="3.345cm"><text:p/></draw:line><draw:line text:anchor-type="paragraph" draw:z-index="1" draw:style-name="gr2" draw:text-style-name="P23" svg:x1="12.826cm" svg:y1="3.186cm" svg:x2="3.724cm" svg:y2="0.196cm"><text:p/></draw:line></text:p>
      <text:p text:style-name="P6"/>
      <text:p text:style-name="P6"/>
      <text:p text:style-name="P6"/>
      <text:p text:style-name="P6"/>
      <text:p text:style-name="P6"/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ext:soft-page-break/>
        <table:table-row>
          <table:table-cell table:style-name="Tabelle1.A1" office:value-type="string">
            <text:p text:style-name="P11">D RAM (D=dynamisch)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1">S RAM (S=statisch)</text:p>
          </table:table-cell>
        </table:table-row>
        <table:table-row>
          <table:table-cell table:style-name="Tabelle1.A1" office:value-type="string">
            <text:p text:style-name="P10">- Speicherzelle bestehend aus <text:s/></text:p>
            <text:p text:style-name="P10"><text:s text:c="2"/>Transistoren und Kondensatoren</text:p>
            <text:p text:style-name="P10"><text:s text:c="2"/>→ müssen refreshed werden</text:p>
            <text:p text:style-name="P10"><text:s text:c="4"/>→ Hidden-Refresh</text:p>
            <text:p text:style-name="P10"><text:s text:c="9"/>Auffrischung nur wenn CPU nicht</text:p>
            <text:p text:style-name="P10"><text:s text:c="9"/>Speicher zugreift</text:p>
            <text:p text:style-name="P10"><text:s text:c="4"/>→ Self-Refresh</text:p>
            <text:p text:style-name="P10"><text:s text:c="9"/>Arbeitsspeicher entscheidet sich </text:p>
            <text:p text:style-name="P10"><text:s text:c="9"/>selbst zum Auffrischen</text:p>
            <text:p text:style-name="P10">- synchrone Datenübertragung</text:p>
            <text:p text:style-name="P10"><text:s text:c="2"/>→ CPU &amp; RAM Takt sind gleich</text:p>
            <text:p text:style-name="P10">- besitzt große Speicherkapazität </text:p>
            <text:p text:style-name="P10"><text:s text:c="2"/>gegenüber S RAM</text:p>
            <text:p text:style-name="P10">- benötigt längere Zugriffszeit</text:p>
          </table:table-cell>
          <table:table-cell table:style-name="Tabelle1.B2" office:value-type="string">
            <text:p text:style-name="P12">Merkmale</text:p>
          </table:table-cell>
          <table:table-cell table:style-name="Tabelle1.A1" office:value-type="string">
            <text:p text:style-name="P10">- geringere Speicherkapazität</text:p>
            <text:p text:style-name="P10">- kleinere Zugriffszeit</text:p>
            <text:p text:style-name="P10">- sind aus Flipflops aufgebaut</text:p>
            <text:p text:style-name="P10"><text:s text:c="3"/>(logische Bauelemente)</text:p>
            <text:p text:style-name="P10"><text:s text:c="3"/>→ kein Refresh nötig</text:p>
            <text:p text:style-name="P10">- arbeiten asynchron</text:p>
            <text:p text:style-name="P10"/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</table:table-row>
      </table:table>
      <text:p text:style-name="P6"><text:tab/>//siehe Arbeitsblatt <text:s text:c="2"/>Thema:RAM</text:p>
      <text:p text:style-name="P6"/>
      <text:p text:style-name="P7">Verwendung des RAM's:</text:p>
      <text:p text:style-name="P6">CMOS</text:p>
      <text:p text:style-name="P6">Arbeitsspeicher</text:p>
      <text:p text:style-name="P6">Grafikspeicher</text:p>
      <text:p text:style-name="P6">Cache</text:p>
      <text:p text:style-name="P6"/>
      <text:p text:style-name="P7">ROM-Baustein:</text:p>
      <text:p text:style-name="P6">Merkmale: - <text:s/>elektronischer Festwertspeicher</text:p>
      <text:p text:style-name="P6"><text:tab/> <text:s text:c="6"/>- <text:s/>zur Organisation und zum Starten des PC's</text:p>
      <text:p text:style-name="P6"><text:tab/><text:tab/>→nicht flüchtiger Speicher</text:p>
      <text:p text:style-name="P6"/>
      <table:table table:name="Tabelle2" table:style-name="Tabelle2">
        <table:table-column table:style-name="Tabelle2.A" table:number-columns-repeated="3"/>
        <table:table-row>
          <table:table-cell table:style-name="Tabelle2.A1" table:number-columns-spanned="3" office:value-type="string">
            <text:p text:style-name="P11">ROM 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1">PROM</text:p>
          </table:table-cell>
          <table:table-cell table:style-name="Tabelle2.A1" office:value-type="string">
            <text:p text:style-name="P11">EPROM</text:p>
          </table:table-cell>
          <table:table-cell table:style-name="Tabelle2.A1" office:value-type="string">
            <text:p text:style-name="P11">EEPROM</text:p>
          </table:table-cell>
        </table:table-row>
        <table:table-row>
          <table:table-cell table:style-name="Tabelle2.A3" office:value-type="string">
            <text:p text:style-name="P10">- einmalig programmierbar</text:p>
          </table:table-cell>
          <table:table-cell table:style-name="Tabelle2.A1" office:value-type="string">
            <text:p text:style-name="P10">- elektrisch programmierbar</text:p>
            <text:p text:style-name="P10">- nur mit UV-Licht löschbar</text:p>
          </table:table-cell>
          <table:table-cell table:style-name="Tabelle2.C3" office:value-type="string">
            <text:p text:style-name="P10">- elektrisch programmierbar</text:p>
            <text:p text:style-name="P10">- elektrisch löschbar</text:p>
          </table:table-cell>
        </table:table-row>
      </table:table>
      <text:p text:style-name="P6"/>
      <text:p text:style-name="P7">Anwendung RAM / ROM:</text:p>
      <text:p text:style-name="P6"><text:tab/>1. Cache</text:p>
      <text:p text:style-name="P6"><text:tab/> <text:s text:c="4"/>Schneller Zwischenspeicher zwischen CPU und RAM </text:p>
      <text:p text:style-name="P6"><text:tab/><text:tab/>=&gt; Merkmale:</text:p>
      <text:p text:style-name="P6"><text:tab/><text:tab/><text:tab/>→ statischer Speicher </text:p>
      <text:p text:style-name="P6"><text:tab/><text:tab/><text:tab/>→ Zugriffszeit Prozessor auf RAM steigt</text:p>
      <text:p text:style-name="P6"><text:tab/><text:tab/><text:tab/>→ arbeitet mit höherer Taktfrequenz als RAM</text:p>
      <text:p text:style-name="P6"><text:tab/><text:tab/><text:tab/>→ bestehend aus L1, L2, L3</text:p>
      <text:p text:style-name="P6"><text:tab/><text:tab/><text:tab/><text:tab/>- L1 unmittelbar am Rechenwerk angeordnet </text:p>
      <text:p text:style-name="P6"><text:tab/><text:tab/><text:tab/><text:tab/><text:tab/>=&gt; kürzeste Zugriffszeit (3 ns)</text:p>
      <text:p text:style-name="P6"><text:tab/><text:tab/><text:tab/><text:tab/>- L1 hat den kleinsten Speicher </text:p>
      <text:p text:style-name="P6"><text:tab/><text:tab/><text:tab/><text:tab/>- L1 &amp; L2 operieren <text:s/>mit Taktfrequenz der Kerne</text:p>
      <text:p text:style-name="P6"><text:tab/><text:tab/><text:tab/><text:tab/>- L2 hat längere Zugriffszeit und größeren Speicher als L1</text:p>
      <text:p text:style-name="P6"/>
      <text:p text:style-name="P6"/>
      <text:p text:style-name="P6"/>
      <text:p text:style-name="P6"><text:soft-page-break/><text:tab/>2. CMOS Speicher </text:p>
      <text:p text:style-name="P6"><text:tab/> <text:s text:c="4"/>Speicherbaustein für Systemkomponenten</text:p>
      <text:p text:style-name="P6"/>
      <text:p text:style-name="P6"/>
      <text:p text:style-name="P8">CHIPSATZ</text:p>
      <text:p text:style-name="P6"/>
      <text:p text:style-name="P6">Der Chipsatz verwaltet und koordiniert die anfallenden Daten zwischen dem Prozessor, dem Speicher, den verschiedenen Steckplätzen und den I/O-Schnittstellen. Der Chipsatz beeinflusst somit maßgeblich die Performance eines Systems.</text:p>
      <text:p text:style-name="P6"/>
      <text:p text:style-name="P6">Ausgaben:</text:p>
      <text:p text:style-name="P6"><text:tab/>→ Anpassung und Verwaltung der verschiedenen Bus-Systeme (Datenübertragungssysteme)</text:p>
      <text:p text:style-name="P6"><text:tab/>→ Ansteuerung des RAM Bausteins</text:p>
      <text:p text:style-name="P6"><text:tab/>→ das Steuern der Datenflüsse von und zu den angeschlossenen Komponenten</text:p>
      <text:p text:style-name="P6"><text:tab/>→die Abstimmung der verschiedenen Bustakte und Übertragungsraten</text:p>
      <text:p text:style-name="P6"/>
      <text:p text:style-name="P6">Northbridge:</text:p>
      <text:p text:style-name="P6"><text:tab/>→ regelt Kommunikation zu:</text:p>
      <text:list xml:id="list114484592" text:style-name="L3">
        <text:list-item>
          <text:list>
            <text:list-item>
              <text:list>
                <text:list-item>
                  <text:list>
                    <text:list-item>
                      <text:p text:style-name="P17">RAM Slots</text:p>
                    </text:list-item>
                    <text:list-item>
                      <text:p text:style-name="P17">CPU</text:p>
                    </text:list-item>
                    <text:list-item>
                      <text:p text:style-name="P17">PCI Express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Southbridge:</text:p>
      <text:p text:style-name="P6"><text:tab/>→ regelt die Kommunikation zu:</text:p>
      <text:list xml:id="list2138593971" text:style-name="L4">
        <text:list-item>
          <text:list>
            <text:list-item>
              <text:list>
                <text:list-item>
                  <text:list>
                    <text:list-item>
                      <text:p text:style-name="P18">S-ATA Devices</text:p>
                    </text:list-item>
                    <text:list-item>
                      <text:p text:style-name="P18">USB</text:p>
                    </text:list-item>
                    <text:list-item>
                      <text:p text:style-name="P18">PCI Devices</text:p>
                    </text:list-item>
                    <text:list-item>
                      <text:p text:style-name="P18">IDE Devices</text:p>
                    </text:list-item>
                    <text:list-item>
                      <text:p text:style-name="P18">Audio Codec</text:p>
                    </text:list-item>
                    <text:list-item>
                      <text:p text:style-name="P18">BIOS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9">Bussysteme</text:p>
      <text:p text:style-name="P6">Gesamtheit aller elektrischen Leitungen an denen Bauteile angeschlossen sind.</text:p>
      <text:p text:style-name="P6"/>
      <text:p text:style-name="P6"/>
      <text:p text:style-name="P6"><text:tab/>Externe Bussysteme<text:tab/><text:tab/><text:tab/><text:tab/><text:tab/><text:tab/>Interne Bussysteme</text:p>
      <text:p text:style-name="P6"><text:tab/><text:tab/><text:tab/><text:tab/>→ organisieren den </text:p>
      <text:p text:style-name="P6"><text:tab/><text:tab/><text:tab/><text:tab/> <text:s text:c="4"/>Informationsfluss</text:p>
      <text:p text:style-name="P6"/>
      <text:p text:style-name="P7">besondere Bussysteme:</text:p>
      <text:p text:style-name="P6"><text:tab/>→ FSB (FrontSideBus) CPU - Northbridge</text:p>
      <text:p text:style-name="P6"><text:tab/>→ Memory Bus <text:s text:c="12"/>Northbridge - RAM</text:p>
      <text:p text:style-name="P6"><text:tab/>→ AGP Bus <text:tab/><text:tab/> <text:s text:c="3"/>Grafikkarte - Northbridge</text:p>
      <text:p text:style-name="P6"><text:tab/>→ PCI Bus <text:tab/><text:tab/> <text:s text:c="3"/>PCI Karte - Southbridge</text:p>
      <text:p text:style-name="P6"><text:tab/>→ USB <text:tab/><text:tab/> <text:s text:c="3"/>USB Geräte – Southbridge ex</text:p>
      <text:p text:style-name="P6"><text:tab/>→ Firewire <text:tab/><text:tab/> <text:s text:c="3"/>Firewire Geräte – Southbridge ex</text:p>
      <text:p text:style-name="P6"/>
      <text:p text:style-name="P7">Kenngrößen:</text:p>
      <text:p text:style-name="P6"><text:tab/>→ Datenbusbreite (Bit, Byte) =&gt; 32 / 64 Bit</text:p>
      <text:p text:style-name="P6"><text:tab/>→ Übertragungsgeschwindigkeit =&gt; 1024 Mbit/s </text:p>
      <text:p text:style-name="P6"><text:tab/>→ Taktfrequenz =&gt; MHz</text:p>
      <text:p text:style-name="P6"/>
      <text:p text:style-name="P7"><text:soft-page-break/>Datenbus:</text:p>
      <text:p text:style-name="P6">→ Übertragung von Daten von einer beliebigen Baugruppe zum Prozessor und umgekehrt</text:p>
      <text:p text:style-name="P6"><text:tab/>=&gt; bidirektionaler Bus </text:p>
      <text:p text:style-name="P6"/>
      <text:p text:style-name="P7">Steuerbus:</text:p>
      <text:p text:style-name="P6">→ Übertragung der Steuerbefehle wo Prozessor die Baugruppen anspricht</text:p>
      <text:p text:style-name="P6"/>
      <text:p text:style-name="P7">Adressbus:</text:p>
      <text:p text:style-name="P6">→ gibt die eindeutige Adressierung der Speicherplätze an</text:p>
      <text:p text:style-name="P6">→ das heißt die Anzahl der Adressleitung gibt die Größe der Speicherkapazität an</text:p>
      <text:p text:style-name="P6"/>
      <text:p text:style-name="P6"><text:tab/><draw:frame draw:style-name="fr1" draw:name="Objekt1" text:anchor-type="as-char" svg:y="-0.437cm" svg:width="1.191cm" svg:height="0.52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tab/>→ n = Adressierbarkeit RAM</text:p>
      <text:p text:style-name="P6"><text:tab/>→ A = Anzahl der Leitungen</text:p>
      <text:p text:style-name="P6"/>
      <text:p text:style-name="P7">gebräuchliche Bussysteme:</text:p>
      <text:list xml:id="list472507585" text:style-name="L5">
        <text:list-item>
          <text:p text:style-name="P20">PCI</text:p>
          <text:p text:style-name="P19">Merkmale:</text:p>
          <text:list>
            <text:list-header>
              <text:p text:style-name="P19">→ CPU unabhängiges Bussystem</text:p>
              <text:p text:style-name="P19">→ max. 4 PCI-Slots (ohne Bridge)</text:p>
              <text:p text:style-name="P19">→ Eweiterung erfolgt über Bridges (z.B.: PCI to PCI, PCI to xyz)</text:p>
              <text:p text:style-name="P19">→ arbeitet im Zeitmultiplex Verfahren</text:p>
              <text:list>
                <text:list-header>
                  <text:p text:style-name="P19">=&gt; Daten und Adressübertragung erfolgt nacheinander in einer Leitung</text:p>
                </text:list-header>
              </text:list>
              <text:p text:style-name="P19">→ unterstützt Busmastering</text:p>
              <text:list text:continue-numbering="true">
                <text:list-header>
                  <text:p text:style-name="P19">=&gt; Prozessor übergibt zeitweilig Kontrolle über Bus an Device</text:p>
                </text:list-header>
              </text:list>
              <text:p text:style-name="P19">→ PCI hat verschiedene Spezifikationen</text:p>
              <text:p text:style-name="P19">→ Datenbus wird über 3,3V Spannung versorgt</text:p>
            </text:list-header>
          </text:list>
        </text:list-item>
      </text:list>
      <text:p text:style-name="P6"><text:tab/>Nachteile:</text:p>
      <text:p text:style-name="P6"><text:tab/> <text:s text:c="5"/>→ </text:p>
      <text:p text:style-name="P6"><text:tab/> <text:s text:c="5"/>→ </text:p>
      <text:p text:style-name="P6"><text:tab/><text:span text:style-name="T1">Forderung:</text:span></text:p>
      <text:p text:style-name="P6"><text:span text:style-name="T2"><text:tab/> <text:s text:c="4"/>→ </text:span>höhere Datenübertragungsrate</text:p>
      <text:p text:style-name="P6"/>
      <text:list xml:id="list1856022758" text:style-name="L6">
        <text:list-item>
          <text:p text:style-name="P21">PCI Express</text:p>
        </text:list-item>
      </text:list>
      <text:p text:style-name="P6"><text:tab/>Merkmale:</text:p>
      <text:p text:style-name="P6"><text:tab/> <text:s text:c="4"/>→ mittels PCI Express Switch eine Punkt-zu-Punkt Verbindung</text:p>
      <text:p text:style-name="P6"><text:tab/> <text:s text:c="4"/>→ Datenübertragung erfolgt seriell</text:p>
      <text:p text:style-name="P6"><text:tab/> <text:s text:c="4"/>→ je Port ein Device =&gt; maximal 16 Ports</text:p>
      <text:p text:style-name="P6"><text:tab/> <text:s text:c="4"/>→ Datenübertragung erfolgt mittels 4 Leitungen </text:p>
      <text:p text:style-name="P6"><text:tab/> <text:s text:c="9"/>(2 Sende- und 2 Empfangsleitungen = 1 Lane)</text:p>
      <text:p text:style-name="P6"><text:tab/> <text:s text:c="4"/>→ nicht abwärtskompatibel zu PCI =&gt; Verwendung von Bridges</text:p>
      <text:p text:style-name="P6"><text:tab/> <text:s text:c="4"/>→ höhere Taktfrequenz</text:p>
      <text:p text:style-name="P6"><text:tab/> <text:s text:c="4"/>→ abgeschirmte Adern aber kein Twisted Pair</text:p>
      <text:p text:style-name="P6"/>
      <text:list xml:id="list1567874858" text:style-name="L7">
        <text:list-item>
          <text:p text:style-name="P22">USB</text:p>
        </text:list-item>
      </text:list>
      <text:p text:style-name="P6"><text:span text:style-name="T2"><text:tab/></text:span>Merkmale:</text:p>
      <text:p text:style-name="P6"><text:tab/> <text:s text:c="4"/>→ wird über Hostcontroller gesteuert und verwaltet</text:p>
      <text:p text:style-name="P6"><text:tab/> <text:s text:c="4"/>→ maximal 127 Geräte</text:p>
      <text:p text:style-name="P6"><text:tab/> <text:s text:c="4"/>→ kaskadierende Sterntopologie</text:p>
      <text:p text:style-name="P6"><text:tab/> <text:s text:c="4"/>→ Hot Plugging Funktion</text:p>
      <text:p text:style-name="P6"><text:tab/> <text:s text:c="4"/>→ Peripherie wird über Hub angeschlossen</text:p>
      <text:p text:style-name="P6"><text:tab/> <text:s text:c="4"/>→ logische Punkt-zu-Punkt</text:p>
      <text:p text:style-name="P6"><text:soft-page-break/><text:tab/> <text:s text:c="4"/>→ 4 adrig (2 für Daten und 2 für Strom)</text:p>
      <text:p text:style-name="P6"><text:tab/> <text:s text:c="4"/>→ abgeschirmt und Twisted Pair</text:p>
      <text:p text:style-name="P6"><text:tab/> <text:s text:c="4"/>→ Fehlererkennung durch CRC-Verfahren</text:p>
      <text:p text:style-name="P6"/>
      <text:p text:style-name="P6">Beispiel:</text:p>
      <text:p text:style-name="P6">Über einen Datenbus sollen 2,6 GB Nutzdaten übertragen werden. Welche Zeit benötigt dazu </text:p>
      <text:p text:style-name="P6"><text:tab/>PCI 2.0</text:p>
      <text:p text:style-name="P6"><text:tab/><text:tab/>→ 5,2s </text:p>
      <text:p text:style-name="P6"><text:tab/>PCIe x16</text:p>
      <text:p text:style-name="P6"><text:tab/><text:tab/>→ 1,3s</text:p>
      <text:p text:style-name="P6"><text:tab/>USB 2.0</text:p>
      <text:p text:style-name="P6"><text:tab/><text:tab/>→ 43s</text:p>
      <text:p text:style-name="P6"/>
      <text:p text:style-name="P6"><draw:frame draw:style-name="fr1" draw:name="Objekt2" text:anchor-type="as-char" svg:y="-0.619cm" svg:width="5.768cm" svg:height="0.998cm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kt3" text:anchor-type="as-char" svg:y="-0.619cm" svg:width="4.411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1-11-14T11:12:58</meta:creation-date>
    <dc:date>2012-07-10T07:47:41</dc:date>
    <dc:creator>Markus Freitag</dc:creator>
    <meta:editing-duration>P1DT5H33M16S</meta:editing-duration>
    <meta:editing-cycles>15</meta:editing-cycles>
    <meta:generator>LibreOffice/3.4$Linux LibreOffice_project/340m1$Build-402</meta:generator>
    <meta:document-statistic meta:table-count="2" meta:image-count="0" meta:object-count="3" meta:page-count="5" meta:paragraph-count="184" meta:word-count="801" meta:character-count="5763" meta:non-whitespace-character-count="4745"/>
  </office:meta>
</office:document-meta>
</file>

<file path=Object 1/content.xml><?xml version="1.0" encoding="utf-8"?>
<math xmlns="http://www.w3.org/1998/Math/MathML">
  <semantics>
    <mrow>
      <mrow>
        <mi>n</mi>
        <mo stretchy="false">=</mo>
        <msup>
          <mn>2</mn>
          <mi>A</mi>
        </msup>
      </mrow>
    </mrow>
    <annotation encoding="StarMath 5.0">n=2^A</annotation>
  </semantics>
</math>
</file>

<file path=Object 2/content.xml><?xml version="1.0" encoding="utf-8"?>
<math xmlns="http://www.w3.org/1998/Math/MathML">
  <semantics>
    <mrow>
      <mrow>
        <mi mathvariant="italic">Übertragungsrate</mi>
        <mo stretchy="false">=</mo>
        <mfrac>
          <mrow>
            <mi mathvariant="italic">Datengröße</mi>
          </mrow>
          <mrow>
            <mi mathvariant="italic">Zeit</mi>
          </mrow>
        </mfrac>
      </mrow>
    </mrow>
    <annotation encoding="StarMath 5.0">Übertragungsrate={Datengröße}over{Zeit}</annotation>
  </semantics>
</math>
</file>

<file path=Object 3/content.xml><?xml version="1.0" encoding="utf-8"?>
<math xmlns="http://www.w3.org/1998/Math/MathML">
  <semantics>
    <mrow>
      <mrow>
        <mi mathvariant="italic">Zeit</mi>
        <mo stretchy="false">=</mo>
        <mfrac>
          <mrow>
            <mi mathvariant="italic">Datengröße</mi>
          </mrow>
          <mrow>
            <mi mathvariant="italic">Übertragungsrate</mi>
          </mrow>
        </mfrac>
      </mrow>
    </mrow>
    <annotation encoding="StarMath 5.0">Zeit={Datengröße}over{Übertragungsrate}</annotation>
  </semantics>
</math>
</file>